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3da" officeooo:paragraph-rsid="0007f3da"/>
    </style:style>
    <style:style style:name="P2" style:family="paragraph" style:parent-style-name="Standard">
      <style:text-properties officeooo:rsid="0008162b" officeooo:paragraph-rsid="0008162b"/>
    </style:style>
    <style:style style:name="P3" style:family="paragraph" style:parent-style-name="Standard">
      <style:text-properties officeooo:rsid="000946ba" officeooo:paragraph-rsid="000946ba"/>
    </style:style>
    <style:style style:name="T1" style:family="text">
      <style:text-properties officeooo:rsid="00082b86"/>
    </style:style>
    <style:style style:name="T2" style:family="text">
      <style:text-properties officeooo:rsid="00099779"/>
    </style:style>
    <style:style style:name="T3" style:family="text">
      <style:text-properties officeooo:rsid="000b1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rica 300 regole semplici </text:p>
      <text:p text:style-name="Standard">2022-12-07T09:48:16.429+0100</text:p>
      <text:p text:style-name="Standard">2022-12-07T09:48:17.916+0100</text:p>
      <text:p text:style-name="Standard"/>
      <text:p text:style-name="Standard"/>
      <text:p text:style-name="Standard"/>
      <text:p text:style-name="Standard">Caricane altre 300 semplici</text:p>
      <text:p text:style-name="Standard">2022-12-07T09:50:56.857+0100</text:p>
      <text:p text:style-name="Standard">2022-12-07T09:50:57.498+0100</text:p>
      <text:p text:style-name="Standard"/>
      <text:p text:style-name="P1">Caricane 900 tra simple e complex</text:p>
      <text:p text:style-name="P1">2022-12-07T10:07:08.877+0100</text:p>
      <text:p text:style-name="P1">2022-12-07T10:07:12.705+0100</text:p>
      <text:p text:style-name="P1"/>
      <text:p text:style-name="P1">2022-12-07T10:33:56.977+0100</text:p>
      <text:p text:style-name="P1">2022-12-07T10:34:00.676+0100</text:p>
      <text:p text:style-name="P1"/>
      <text:p text:style-name="P1">Caricane altre 900 simple e complex</text:p>
      <text:p text:style-name="P1">2022-12-07T10:12:13.807+0100</text:p>
      <text:p text:style-name="P1">2022-12-07T10:12:16.390+0100</text:p>
      <text:p text:style-name="P1"/>
      <text:p text:style-name="P1">2022-12-07T10:35:08.444+0100</text:p>
      <text:p text:style-name="P1">2022-12-07T10:35:11.027+0100</text:p>
      <text:p text:style-name="P1"/>
      <text:p text:style-name="P2">Ricevo previsione da <text:span text:style-name="T3">Predictive</text:span> </text:p>
      <text:p text:style-name="P2">2022-12-07T10:38:20.927+0100</text:p>
      <text:p text:style-name="P2"/>
      <text:p text:style-name="P2">Lancio autogenerazione regola</text:p>
      <text:p text:style-name="P2">2022-12-07T10:38:20.939+0100</text:p>
      <text:p text:style-name="P2"/>
      <text:p text:style-name="P2">La ricevo per poterla iniettare</text:p>
      <text:p text:style-name="P2">2022-12-07T10:38:20.939+0100</text:p>
      <text:p text:style-name="P2"/>
      <text:p text:style-name="P2">Regola iniettata (totale <text:span text:style-name="T1">presenti in KB </text:span>1801)</text:p>
      <text:p text:style-name="P2">2022-12-07T10:38:21.963+0100</text:p>
      <text:p text:style-name="P2"/>
      <text:p text:style-name="P3">Ricezione mess che fa scattare regola che <text:span text:style-name="T2">verifica</text:span> boundary (con 1800 caricate)</text:p>
      <text:p text:style-name="P3">2022-12-07T11:09:44.227+0100</text:p>
      <text:p text:style-name="P3"/>
      <text:p text:style-name="P3">Notifica violazione</text:p>
      <text:p text:style-name="P3">2022-12-07T11:09:44.330+01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0:09:01.139766162</meta:creation-date>
    <dc:date>2023-05-25T13:26:00.082764074</dc:date>
    <meta:editing-duration>PT7H3M19S</meta:editing-duration>
    <meta:editing-cycles>7</meta:editing-cycles>
    <meta:generator>LibreOffice/7.5.2.2$Linux_X86_64 LibreOffice_project/50$Build-2</meta:generator>
    <meta:document-statistic meta:table-count="0" meta:image-count="0" meta:object-count="0" meta:page-count="1" meta:paragraph-count="28" meta:word-count="71" meta:character-count="861" meta:non-whitespace-character-count="816"/>
  </office:meta>
</office:document-meta>
</file>